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20pt" style:font-size-asian="20pt" style:font-size-complex="20pt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Fedi Aboub_TP2-2</text:p>
      <text:p text:style-name="P2">échange d’objets entre Client et Serveur (Java TCP)</text:p>
      <text:p text:style-name="P3"><text:span text:style-name="T4"><draw:frame draw:style-name="a0" draw:name="Picture 1" text:anchor-type="as-char" svg:x="0in" svg:y="0in" svg:width="6.3in" svg:height="2.95278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<draw:frame draw:style-name="a1" draw:name="Picture 1" text:anchor-type="as-char" svg:x="0in" svg:y="0in" svg:width="6.3in" svg:height="3.56806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Fedi Aboub</meta:initial-creator>
    <dc:creator>Fedi Aboub</dc:creator>
    <meta:creation-date>2025-10-17T21:40:00Z</meta:creation-date>
    <dc:date>2025-10-17T22:02:00Z</dc:date>
    <meta:template xlink:href="Normal" xlink:type="simple"/>
    <meta:editing-cycles>4</meta:editing-cycles>
    <meta:editing-duration>PT1200S</meta:editing-duration>
    <meta:document-statistic meta:page-count="1" meta:paragraph-count="1" meta:word-count="11" meta:character-count="72" meta:row-count="1" meta:non-whitespace-character-count="62"/>
  </office:meta>
</office:document-meta>
</file>